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125552" officeooo:paragraph-rsid="00125552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69966" officeooo:paragraph-rsid="00169966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1a5019" officeooo:paragraph-rsid="001a5019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4f29a"/>
    </style:style>
    <style:style style:name="T4" style:family="text">
      <style:text-properties officeooo:rsid="0014f6c7"/>
    </style:style>
    <style:style style:name="T5" style:family="text">
      <style:text-properties officeooo:rsid="00162e7b"/>
    </style:style>
    <style:style style:name="T6" style:family="text">
      <style:text-properties officeooo:rsid="00169966"/>
    </style:style>
    <style:style style:name="T7" style:family="text">
      <style:text-properties officeooo:rsid="001a0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2959060946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finish before requesting</text:p>
            </text:list-item>
            <text:list-item>
              <text:p text:style-name="P3">must also tristate if the busack signal is deasserted.</text:p>
            </text:list-item>
          </text:list>
        </text:list-item>
        <text:list-item>
          <text:p text:style-name="P4">Table of signal directions for both masters and slaves</text:p>
        </text:list-item>
        <text:list-item>
          <text:p text:style-name="P5">Timing diagrams for most/all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</text:list>
        </text:list-item>
        <text:list-item>
          <text:p text:style-name="P7">Define <text:span text:style-name="T4">I/O space</text:span></text:p>
          <text:list>
            <text:list-item>
              <text:p text:style-name="P6">256 bytes per card</text:p>
            </text:list-item>
            <text:list-item>
              <text:p text:style-name="P8">Reserved bytes from $F8-$FF</text:p>
            </text:list-item>
            <text:list-item>
              <text:p text:style-name="P8">Up to 16 slot positions addressable</text:p>
            </text:list-item>
            <text:list-item>
              <text:p text:style-name="P9">Specific <text:span text:style-name="T3">i</text:span>mplementation required or recommended?</text:p>
              <text:list>
                <text:list-item>
                  <text:p text:style-name="P9">Probably should be required</text:p>
                </text:list-item>
                <text:list-item>
                  <text:p text:style-name="P9">Could cause serious software incompatibility between backplanes if not required</text:p>
                </text:list-item>
              </text:list>
            </text:list-item>
            <text:list-item>
              <text:p text:style-name="P9">Backplane onboard peripheral<text:span text:style-name="T6">s</text:span> – should be assigned a slot <text:span text:style-name="T5">number – Preferably selectable</text:span></text:p>
            </text:list-item>
            <text:list-item>
              <text:p text:style-name="P8">Large backplane interrupt vector – reserved byte</text:p>
            </text:list-item>
          </text:list>
        </text:list-item>
        <text:list-item>
          <text:p text:style-name="P7">Discuss address space layouts</text:p>
          <text:list>
            <text:list-item>
              <text:p text:style-name="P10">Acknowledge the fact that different architectures have different layouts</text:p>
            </text:list-item>
            <text:list-item>
              <text:p text:style-name="P11">Primary master defines memory map and must document it.</text:p>
            </text:list-item>
            <text:list-item>
              <text:p text:style-name="P10">RAM, ROM, I/O</text:p>
            </text:list-item>
            <text:list-item>
              <text:p text:style-name="P10">Extended memory <text:span text:style-name="T2">overridden by cards</text:span></text:p>
              <text:list>
                <text:list-item>
                  <text:p text:style-name="P11">Recommend to use an address comparator to be able to adjust for differ<text:span text:style-name="T7">e</text:span>nt architectures</text:p>
                </text:list-item>
              </text:list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9">CSX</text:p>
            </text:list-item>
            <text:list-item>
              <text:p text:style-name="P9">IRQX</text:p>
            </text:list-item>
            <text:list-item>
              <text:p text:style-name="P9">IRQ0-7</text:p>
            </text:list-item>
          </text:list>
        </text:list-item>
        <text:list-item>
          <text:p text:style-name="P10">Primary master implementation</text:p>
          <text:list>
            <text:list-item>
              <text:p text:style-name="P10">Address lines</text:p>
              <text:list>
                <text:list-item>
                  <text:p text:style-name="P10">Required to drive all 20 address lines</text:p>
                </text:list-item>
              </text:list>
            </text:list-item>
            <text:list-item>
              <text:p text:style-name="P10">Interrupt implementation</text:p>
            </text:list-item>
          </text:list>
        </text:list-item>
        <text:list-item>
          <text:p text:style-name="P10">Interrupts</text:p>
          <text:list>
            <text:list-item>
              <text:p text:style-name="P10">Differences between signals</text:p>
              <text:list>
                <text:list-item>
                  <text:p text:style-name="P10">Interrupt means it will interrupt the CPU directly</text:p>
                </text:list-item>
                <text:list-item>
                  <text:p text:style-name="P10">Interrupt Request means it will request an interrupt from the handler circuit and get one <text:span text:style-name="T1">if/</text:span>when appropriate.</text:p>
                </text:list-item>
                <text:list-item>
                  <text:p text:style-name="P12">Unvectored interrupt used by backplane (should have its own interrupt register/priority encoder for irqs above slot 7.</text:p>
                </text:list-item>
              </text:list>
            </text:list-item>
          </text:list>
        </text:list-item>
        <text:list-item>
          <text:p text:style-name="P13">Electrical Specifications</text:p>
          <text:list>
            <text:list-item>
              <text:p text:style-name="P14">Grounds</text:p>
              <text:list>
                <text:list-item>
                  <text:p text:style-name="P14">Signal vs chassis ground</text:p>
                </text:list-item>
              </text:list>
            </text:list-item>
          </text:list>
        </text:list-item>
        <text:list-item>
          <text:p text:style-name="P15">Technical drawings</text:p>
          <text:list>
            <text:list-item>
              <text:p text:style-name="P15">Card specifications</text:p>
              <text:list>
                <text:list-item>
                  <text:p text:style-name="P15">Specify clearance from mounting holes that must be isolated</text:p>
                </text:list-item>
                <text:list-item>
                  <text:p text:style-name="P15">Rewrite or remove notes on drawing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7-05T21:33:32.538275109</dc:date>
    <meta:editing-duration>PT1H57M5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5" meta:word-count="295" meta:character-count="1807" meta:non-whitespace-character-count="1598"/>
  </office:meta>
</office:document-meta>
</file>